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13.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rioritet</text:p>
          </table:table-cell>
          <table:table-cell office:value-type="string">
            <text:p>Uppskattad tid</text:p>
          </table:table-cell>
          <table:table-cell office:value-type="string">
            <text:p>Sprint</text:p>
          </table:table-cell>
          <table:table-cell office:value-type="string">
            <text:p>Story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är sidan laddas skall en bakgrundsbild och en startmeny visas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startmenyn ska varje knapp motsvara ett program som startas när ikonen klickas</text:p>
          </table:table-cell>
        </table:table-row>
        <table:table-row table:style-name="ro2"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rje fönster ska ha en knapp för att stänga, en titel, en ikon samt en statusbar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ya fönster ska vara förskjutna ner åt hög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Klickar användaren på ett ofokuserat fönster så hamnar det övers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önster ska gå att flytta ru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önster ska gå att öppna igen efter att man har stängt de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nformation om aktuell bild i statusraden då muspekaren först över tumnagel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lder ska hämtas via AJA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m Ajaxanropet dröjet ska användaren göras uppmärksam på dett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lla tumnagelbilder skall vara lika stora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lickar användaren på en tumnagelbild så ska bilden öppnas i ett nytt fönst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önstret ska ändra storlek så att bilden får plats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önsterhanteraren skall vara visuellt tilltalande</text:p>
          </table:table-cell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emory från tidigare labb ska läggas in</text:p>
          </table:table-cell>
        </table:table-row>
        <table:table-row table:style-name="ro2">
          <table:table-cell table:number-columns-repeated="2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emory från tidigare labb ska anpassas för flera fönster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Ett fönster för RSS-läsare skall skapas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m laddningen dröjer ska användaren göras uppmärksam på detta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SS-läsaren ska stilas med CSS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pplikationen ska ha tilltalande C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02:52:30.98</meta:creation-date>
    <dc:date>2014-01-06T06:27:06.06</dc:date>
    <meta:editing-duration>PT2H2M2S</meta:editing-duration>
    <meta:editing-cycles>4</meta:editing-cycles>
    <meta:generator>LibreOffice/4.0.6.2$Windows_x86 LibreOffice_project/2e2573268451a50806fcd60ae2d9fe01dd0ce24</meta:generator>
    <meta:document-statistic meta:table-count="1" meta:cell-count="105" meta:object-count="0"/>
  </office:meta>
</office:document-meta>
</file>